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14.188cm" svg:height="8.526cm" svg:x="0.613cm" svg:y="8.129cm">
            <draw:object draw:notify-on-update-of-ranges="turning.A13:turning.A16 turning.A4:turning.A4 turning.B13:turning.B16 turning.A6:turning.A11 turning.A4:turning.A4 turning.B6:turning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188cm" svg:height="8.526cm" svg:x="16.223cm" svg:y="7.861cm">
            <draw:object draw:notify-on-update-of-ranges="turning.H13:turning.H16 turning.H4:turning.H4 turning.I13:turning.I16 turning.H6:turning.H11 turning.H4:turning.H4 turning.I6:turning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LOCKWISE</text:p>
          </table:table-cell>
          <table:table-cell table:number-columns-repeated="6"/>
          <table:table-cell office:value-type="string" calcext:value-type="string">
            <text:p>COUNTERCLOCKWISE</text:p>
          </table:table-cell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6" calcext:value-type="float">
            <text:p>186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8" calcext:value-type="float">
            <text:p>268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/>
        </table:table-row>
        <table:table-row table:style-name="ro1" table:number-rows-repeated="3">
          <table:table-cell/>
          <table:table-cell table:style-name="ce1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</table:table-row>
      </table:table>
      <table:table table:name="forward" table:style-name="ta1">
        <table:shapes>
          <draw:frame draw:z-index="0" draw:style-name="gr1" draw:text-style-name="P1" svg:width="18.017cm" svg:height="15.941cm" svg:x="5.453cm" svg:y="1.747cm">
            <draw:object draw:notify-on-update-of-ranges="forward.A3:forward.A13 forward.B1:forward.B2 forward.B3:forward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5:forward.I24 forward.J1:forward.J1 forward.J5:forward.J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9.004cm" svg:x="11.317cm" svg:y="19.417cm">
            <draw:object draw:notify-on-update-of-ranges="forward.A47:forward.A52 forward.B47:forward.B52 forward.A54:forward.A57 forward.B54:forward.B5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 table:number-rows-repeated="21">
          <table:table-cell table:number-columns-repeated="10"/>
        </table:table-row>
        <table:table-row table:style-name="ro1">
          <table:table-cell office:value-type="string" calcext:value-type="string">
            <text:p>angle 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table:number-columns-repeated="8"/>
        </table:table-row>
      </table:table>
      <table:table table:name="kick" table:style-name="ta1">
        <table:shapes>
          <draw:frame draw:z-index="0" draw:style-name="gr1" draw:text-style-name="P1" svg:width="16.008cm" svg:height="9.006cm" svg:x="16.486cm" svg:y="1.193cm">
            <draw:object draw:notify-on-update-of-ranges="kick.D2:kick.D14 kick.E1:kick.E1 kick.E2:kick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AVERAGE([.A2:.C2])" office:value-type="float" office:value="78.3333333333333" calcext:value-type="float">
            <text:p>78.3333333333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3:.C3])"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4:.C4])" office:value-type="string" office:string-value="" calcext:value-type="error">
            <text:p>#DIV/0!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5:.C5])" office:value-type="string" office:string-value="" calcext:value-type="error">
            <text:p>#DIV/0!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formula="of:=AVERAGE([.A6:.C6])" office:value-type="float" office:value="95.6666666666667" calcext:value-type="float">
            <text:p>95.6666666667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AVERAGE([.A7:.C7])" office:value-type="float" office:value="130.333333333333" calcext:value-type="float">
            <text:p>130.3333333333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formula="of:=AVERAGE([.A8:.C8])"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formula="of:=AVERAGE([.A9:.C9])" office:value-type="float" office:value="150.333333333333" calcext:value-type="float">
            <text:p>150.3333333333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AVERAGE([.A10:.C10])" office:value-type="float" office:value="172.666666666667" calcext:value-type="float">
            <text:p>172.6666666667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table:formula="of:=AVERAGE([.A11:.C11])" office:value-type="float" office:value="161.333333333333" calcext:value-type="float">
            <text:p>161.3333333333</text:p>
          </table:table-cell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table:formula="of:=AVERAGE([.A12:.C12])" office:value-type="float" office:value="167.666666666667" calcext:value-type="float">
            <text:p>167.6666666667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formula="of:=AVERAGE([.A13:.C13])"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</table:table>
      <table:table table:name="spinkick" table:style-name="ta1">
        <table:shapes>
          <draw:frame draw:z-index="0" draw:style-name="gr1" draw:text-style-name="P1" svg:width="14.188cm" svg:height="8.526cm" svg:x="7.303cm" svg:y="0.586cm">
            <draw:object draw:notify-on-update-of-ranges="spinkick.A5:spinkick.A45 spinkick.B4:spinkick.B4 spinkick.B5:spinkick.B4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188cm" svg:height="8.526cm" svg:x="6.857cm" svg:y="11.873cm">
            <draw:object draw:notify-on-update-of-ranges="spinkick.A98:spinkick.A138 spinkick.B97:spinkick.B97 spinkick.B98:spinkick.B13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INKICK CLOCKWIS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8">
          <table:table-cell table:number-columns-repeated="2"/>
        </table:table-row>
        <table:table-row table:style-name="ro1">
          <table:table-cell office:value-type="string" calcext:value-type="string">
            <text:p>SPINKICK COUNTERCLOCKWIS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3:59:23.513068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3-28T21:24:36.195132346</dc:date>
    <dc:creator>Patrick Green</dc:creator>
    <meta:editing-duration>PT18H27M22S</meta:editing-duration>
    <meta:editing-cycles>219</meta:editing-cycles>
    <meta:generator>LibreOffice/4.3.7.2$Linux_X86_64 LibreOffice_project/430$Build-2</meta:generator>
    <meta:document-statistic meta:table-count="4" meta:cell-count="34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A13:turning.B16 turning.A4:turning.A4 turning.B6:turning.B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3:turning.B16" chart:label-cell-address="turning.A4:turning.A4" chart:class="chart:scatter">
            <chart:domain table:cell-range-address="turning.A13:turning.A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6:turning.B11" chart:label-cell-address="turning.A4:turning.A4" chart:class="chart:scatter">
            <chart:domain table:cell-range-address="turning.A6:turning.A11"/>
            <chart:regression-curve chart:style-name="ch9">
              <chart:equation chart:display-equation="true" chart:display-r-square="true" svg:x="1.142cm" svg:y="2.566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3:turning.A16</svg:desc>
                </draw:g>
              </table:table-cell>
              <table:table-cell office:value-type="float" office:value="48">
                <text:p>48</text:p>
                <draw:g>
                  <svg:desc>turning.B13:turning.B16</svg:desc>
                </draw:g>
              </table:table-cell>
              <table:table-cell office:value-type="float" office:value="15">
                <text:p>15</text:p>
                <draw:g>
                  <svg:desc>turning.A6:turning.A11</svg:desc>
                </draw:g>
              </table:table-cell>
              <table:table-cell office:value-type="float" office:value="5">
                <text:p>5</text:p>
                <draw:g>
                  <svg:desc>turning.B6:turning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14">
                <text:p>114</text:p>
              </table:table-cell>
              <table:table-cell office:value-type="float" office:value="22.5">
                <text:p>2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186">
                <text:p>186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268">
                <text:p>268</text:p>
              </table:table-cell>
              <table:table-cell office:value-type="float" office:value="67.5">
                <text:p>67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8cm" svg:height="15.942cm" xlink:href=".." xlink:type="simple" chart:class="chart:scatter" chart:style-name="ch1">
        <chart:legend chart:legend-position="end" svg:x="14.557cm" svg:y="7.423cm" style:legend-expansion="high" chart:style-name="ch2"/>
        <chart:plot-area chart:style-name="ch3" table:cell-range-address="forward.A3:forward.B13 forward.B1:forward.B2" chart:data-source-has-labels="row" svg:x="0.36cm" svg:y="0.318cm" svg:width="13.837cm" svg:height="15.306cm">
          <chartooo:coordinate-region svg:x="1.167cm" svg:y="0.517cm" svg:width="12.843cm" svg:height="14.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3:forward.B13" chart:label-cell-address="forward.B1:forward.B2" chart:class="chart:scatter">
            <chart:domain table:cell-range-address="forward.A3:forward.A13"/>
            <chart:regression-curve chart:style-name="ch7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text:list>
                  <text:list-item>
                    <text:p>value</text:p>
                  </text:list-item>
                  <text:list-item>
                    <text:p/>
                  </text:list-item>
                </text:list>
                <draw:g>
                  <svg:desc>forward.B1:forwar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A3:forward.A13</svg:desc>
                </draw:g>
              </table:table-cell>
              <table:table-cell office:value-type="float" office:value="10">
                <text:p>10</text:p>
                <draw:g>
                  <svg:desc>forward.B3:forward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5:forward.J24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5:forward.J24" chart:label-cell-address="forward.J1:forward.J1" chart:class="chart:scatter">
            <chart:domain table:cell-range-address="forward.I5:forward.I24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5:forward.I24</svg:desc>
                </draw:g>
              </table:table-cell>
              <table:table-cell office:value-type="float" office:value="20">
                <text:p>20</text:p>
                <draw:g>
                  <svg:desc>forward.J5:forward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D2:kick.E14 kick.E1:kick.E1" chart:data-source-has-labels="row" svg:x="0.32cm" svg:y="0.18cm" svg:width="12.014cm" svg:height="8.647cm">
          <chartooo:coordinate-region svg:x="1.128cm" svg:y="0.379cm" svg:width="10.92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E2:kick.E14" chart:label-cell-address="kick.E1:kick.E1" chart:class="chart:scatter">
            <chart:domain table:cell-range-address="kick.D2:kick.D14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alue</text:p>
                <draw:g>
                  <svg:desc>kick.E1:kic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333333333333">
                <text:p>78.3333333333333</text:p>
                <draw:g>
                  <svg:desc>kick.D2:kick.D14</svg:desc>
                </draw:g>
              </table:table-cell>
              <table:table-cell office:value-type="float" office:value="200">
                <text:p>200</text:p>
                <draw:g>
                  <svg:desc>kick.E2:kick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">
                <text:p>1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H13:turning.I16 turning.H4:turning.H4 turning.I6:turning.I11" chart:data-source-has-labels="row" svg:x="0.254cm" svg:y="0.159cm" svg:width="12.207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I13:turning.I16" chart:label-cell-address="turning.H4:turning.H4" chart:class="chart:scatter">
            <chart:domain table:cell-range-address="turning.H13:turning.H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I6:turning.I11" chart:label-cell-address="turning.H4:turning.H4" chart:class="chart:scatter">
            <chart:domain table:cell-range-address="turning.H6:turning.H11"/>
            <chart:regression-curve chart:style-name="ch9">
              <chart:equation chart:display-equation="true" chart:display-r-square="true" svg:x="1.225cm" svg:y="2.593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H13:turning.H16</svg:desc>
                </draw:g>
              </table:table-cell>
              <table:table-cell office:value-type="float" office:value="NaN">
                <text:p>NaN</text:p>
                <draw:g>
                  <svg:desc>turning.I13:turning.I16</svg:desc>
                </draw:g>
              </table:table-cell>
              <table:table-cell office:value-type="float" office:value="15">
                <text:p>15</text:p>
                <draw:g>
                  <svg:desc>turning.H6:turning.H11</svg:desc>
                </draw:g>
              </table:table-cell>
              <table:table-cell office:value-type="float" office:value="NaN">
                <text:p>NaN</text:p>
                <draw:g>
                  <svg:desc>turning.I6:turning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1.137cm" svg:y="3.705cm" style:legend-expansion="high" chart:style-name="ch2"/>
        <chart:plot-area chart:style-name="ch3" table:cell-range-address="forward.A47:forward.B52 forward.B54:forward.B57" svg:x="0.32cm" svg:y="0.18cm" svg:width="10.497cm" svg:height="8.645cm">
          <chartooo:coordinate-region svg:x="1.127cm" svg:y="0.379cm" svg:width="9.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47:forward.B52" chart:class="chart:scatter">
            <chart:domain table:cell-range-address="forward.A47:forward.A52"/>
            <chart:regression-curve chart:style-name="ch7"/>
            <chart:data-point chart:repeated="6"/>
          </chart:series>
          <chart:series chart:style-name="ch8" chart:values-cell-range-address="forward.B54:forward.B57" chart:class="chart:scatter">
            <chart:domain table:cell-range-address="forward.A54:forward.A5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ward.A47:forward.A52</svg:desc>
                </draw:g>
              </table:table-cell>
              <table:table-cell office:value-type="float" office:value="0">
                <text:p>0</text:p>
                <draw:g>
                  <svg:desc>forward.B47:forward.B52</svg:desc>
                </draw:g>
              </table:table-cell>
              <table:table-cell office:value-type="float" office:value="90">
                <text:p>90</text:p>
                <draw:g>
                  <svg:desc>forward.A54:forward.A57</svg:desc>
                </draw:g>
              </table:table-cell>
              <table:table-cell office:value-type="float" office:value="52">
                <text:p>52</text:p>
                <draw:g>
                  <svg:desc>forward.B54:forward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11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5">
                <text:p>6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10.067cm" svg:y="3.715cm" style:legend-expansion="high" chart:style-name="ch2"/>
        <chart:plot-area chart:style-name="ch3" table:cell-range-address="spinkick.A5:spinkick.B45 spinkick.B4:spinkick.B4" chart:data-source-has-labels="row" svg:x="0.067cm" svg:y="0.159cm" svg:width="12.394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inkick.B5:spinkick.B45" chart:label-cell-address="spinkick.B4:spinkick.B4" chart:class="chart:scatter">
            <chart:domain table:cell-range-address="spinkick.A5:spinkick.A45"/>
            <chart:regression-curve chart:style-name="ch7">
              <chart:equation chart:display-equation="true" chart:display-r-square="true" svg:x="1.487cm" svg:y="1.126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pinkick.B4:spinkick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pinkick.A5:spinkick.A45</svg:desc>
                </draw:g>
              </table:table-cell>
              <table:table-cell office:value-type="float" office:value="0">
                <text:p>0</text:p>
                <draw:g>
                  <svg:desc>spinkick.B5:spinkick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10.067cm" svg:y="3.715cm" style:legend-expansion="high" chart:style-name="ch2"/>
        <chart:plot-area chart:style-name="ch3" table:cell-range-address="spinkick.A98:spinkick.B138 spinkick.B97:spinkick.B97" chart:data-source-has-labels="row" svg:x="0.067cm" svg:y="0.159cm" svg:width="12.394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inkick.B98:spinkick.B138" chart:label-cell-address="spinkick.B97:spinkick.B97" chart:class="chart:scatter">
            <chart:domain table:cell-range-address="spinkick.A98:spinkick.A138"/>
            <chart:regression-curve chart:style-name="ch7">
              <chart:equation chart:display-equation="true" chart:display-r-square="true" svg:x="1.487cm" svg:y="1.126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pinkick.B97:spinkick.B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pinkick.A98:spinkick.A138</svg:desc>
                </draw:g>
              </table:table-cell>
              <table:table-cell office:value-type="float" office:value="0">
                <text:p>0</text:p>
                <draw:g>
                  <svg:desc>spinkick.B98:spinkick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